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c1a66" officeooo:paragraph-rsid="001c1a66"/>
    </style:style>
    <style:style style:name="P3" style:family="paragraph" style:parent-style-name="Text_20_body">
      <style:paragraph-properties fo:text-align="end" style:justify-single-word="false"/>
    </style:style>
    <style:style style:name="T1" style:family="text">
      <style:text-properties officeooo:rsid="001c1a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О</text:span>ТЧЕТ ПО ЛАБОРАТОРНОЙ РАБОТЕ №4 </text:p>
      <text:p text:style-name="P1">ПО КУРСУ </text:p>
      <text:p text:style-name="P1">ЛОГИЧЕСКОЕ ПРОГРАММИРОВАНИЕ </text:p>
      <text:p text:style-name="P3"/>
      <text:p text:style-name="P3"/>
      <text:p text:style-name="P3">Студент группы 8О-20<text:span text:style-name="T1">6</text:span>Б <text:span text:style-name="T1">Лобанов О</text:span>. А. </text:p>
      <text:p text:style-name="P3">№ Варианта 2 </text:p>
      <text:p text:style-name="P3">Преподаватель: Сошников Д.В. </text:p>
      <text:p text:style-name="P3">Левинская М.А. </text:p>
      <text:p text:style-name="P3">Отчёт сдан « » 201<text:span text:style-name="T1">8</text:span> г. </text:p>
      <text:p text:style-name="P3">Оценка: </text:p>
      <text:p text:style-name="P3">Подпись преподавателя: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ТЕМА РАБОТЫ: </text:p>
      <text:p text:style-name="Text_20_body">Обработка естественного языка. </text:p>
      <text:p text:style-name="Text_20_body">ЦЕЛЬ РАБОТЫ: </text:p>
      <text:p text:style-name="Text_20_body">Познакомиться на практике с методами анализа естественно-языковых текстов в системах логического программирования (Пролог, Mercury), реализовать в соответствии с вариантом задания несложный фрагмент естественно-языкового интерфейса к модельной задаче и протестировать его на ряде примеров. </text:p>
      <text:p text:style-name="Text_20_body">ВАРИАНТ ЗАДАНИЯ (№2): </text:p>
      <text:p text:style-name="Text_20_body">* Реализовать разбор предложений английского языка. В предложениях у объекта (подлежащего) могут быть заданы цвет, размер, положение. В результате разбора должны получиться структуры представленные в примере. </text:p>
      <text:p text:style-name="Text_20_body">ИСПОЛЬЗОВАННАЯ ВЕРСИЯ PROLOG: </text:p>
      <text:p text:style-name="Text_20_body">SWI – Prolog 7.3.28. </text:p>
      <text:p text:style-name="Text_20_body">АЛГОРИТМ: </text:p>
      <text:p text:style-name="Text_20_body">1. Разбиваем на составные части: артикли, существительные, размер, цвет. </text:p>
      <text:p text:style-name="Text_20_body">2. Задаем правила распознавания. </text:p>
      <text:p text:style-name="Text_20_body">a. В зависимости от наличия составных частей, ответ будет выглядеть по-разному. </text:p>
      <text:p text:style-name="Text_20_body">Первым будет идти объект, с которым связаны его характеристики: цвет, размер. После будет идти предлог , и, если предлог указывает на место объекта в пространстве относительно другого объекта, то после характеристик выводим предлог и объект, относительно которого данный предлог уместен. </text:p>
      <text:p text:style-name="Text_20_body">КОД ПРОГРАММЫ: </text:p>
      <text:p text:style-name="Text_20_body">% ?- sentence(["The", "big", "book", "is", "under", "the", "table"], X). </text:p>
      <text:p text:style-name="Text_20_body">% ?- sentence(["The", "red", "book", "is", "on", "the", "table"], X). </text:p>
      <text:p text:style-name="Text_20_body">% ?- sentence(["The", "little", "pen", "is", "red"], X). </text:p>
      <text:p text:style-name="Text_20_body">preposition(object(book, size(big)), under(table))). </text:p>
      <text:p text:style-name="Text_20_body">preposition(object(book, color(red)), on(table))). </text:p>
      <text:p text:style-name="Text_20_body">% X = s(object(pen, size(little)), color(red)). </text:p>
      <text:p text:style-name="Text_20_body">art(a). </text:p>
      <text:p text:style-name="Text_20_body">art(an). </text:p>
      <text:p text:style-name="Text_20_body">art(the). </text:p>
      <text:p text:style-name="Text_20_body">noun(book). </text:p>
      <text:p text:style-name="Text_20_body">noun(disk). </text:p>
      <text:p text:style-name="Text_20_body"><text:soft-page-break/>noun(lamp). </text:p>
      <text:p text:style-name="Text_20_body">noun(pen). </text:p>
      <text:p text:style-name="Text_20_body">noun(bottle). </text:p>
      <text:p text:style-name="Text_20_body">noun(table). </text:p>
      <text:p text:style-name="Text_20_body">color(red). </text:p>
      <text:p text:style-name="Text_20_body">color(green). </text:p>
      <text:p text:style-name="Text_20_body">color(blue). </text:p>
      <text:p text:style-name="Text_20_body">color(yellow). </text:p>
      <text:p text:style-name="Text_20_body">color(orange). </text:p>
      <text:p text:style-name="Text_20_body">size(little). </text:p>
      <text:p text:style-name="Text_20_body">size(big). </text:p>
      <text:p text:style-name="Text_20_body">preposition(in, X, in(X)). </text:p>
      <text:p text:style-name="Text_20_body">preposition(on, X, on(X)). </text:p>
      <text:p text:style-name="Text_20_body">preposition(under, X, under(X)). </text:p>
      <text:p text:style-name="Text_20_body">preposition(behind, X, behind(X)). </text:p>
      <text:p text:style-name="Text_20_body">preposition(before, X, before(X)). </text:p>
      <text:p text:style-name="Text_20_body">preposition(after, X, after(X)). </text:p>
      <text:p text:style-name="Text_20_body">analize([H], s(H)). </text:p>
      <text:p text:style-name="Text_20_body">analize([A, B], s(A, B)). </text:p>
      <text:p text:style-name="Text_20_body">analize([Art, Size, Item | T], Res):- </text:p>
      <text:p text:style-name="Text_20_body">art(Art), </text:p>
      <text:p text:style-name="Text_20_body">size(Size), </text:p>
      <text:p text:style-name="Text_20_body">noun(Item), </text:p>
      <text:p text:style-name="Text_20_body">analize([object(Item, size(Size)) | T], Res). </text:p>
      <text:p text:style-name="Text_20_body">analize([Art, Color, Item | T], Res):- </text:p>
      <text:p text:style-name="Text_20_body">art(Art), </text:p>
      <text:p text:style-name="Text_20_body">color(Color), </text:p>
      <text:p text:style-name="Text_20_body">noun(Item), </text:p>
      <text:p text:style-name="Text_20_body">analize([object(Item, color(Color)) | T], Res). </text:p>
      <text:p text:style-name="Text_20_body">analize([object(Item, size(Size)), is, X, Y, Z | T], Res):- </text:p>
      <text:p text:style-name="Text_20_body">art(Y), </text:p>
      <text:p text:style-name="Text_20_body"><text:soft-page-break/>noun(Z), </text:p>
      <text:p text:style-name="Text_20_body">preposition(X, Z, Loc), </text:p>
      <text:p text:style-name="Text_20_body">preposition(object(Item, size(Size)), Loc) | T], Res). </text:p>
      <text:p text:style-name="Text_20_body">analize([object(Item, color(Color)), is, X, Y, Z | T], Res):- </text:p>
      <text:p text:style-name="Text_20_body">art(Y), </text:p>
      <text:p text:style-name="Text_20_body">noun(Z), </text:p>
      <text:p text:style-name="Text_20_body">preposition(X, Z, Loc), </text:p>
      <text:p text:style-name="Text_20_body">preposition(object(Item, color(Color)), Loc) | T], Res). </text:p>
      <text:p text:style-name="Text_20_body">analize([object(Item, size(Size)), is, X | T], Res):- </text:p>
      <text:p text:style-name="Text_20_body">color(X), </text:p>
      <text:p text:style-name="Text_20_body">analize([object(Item, size(Size)), color(X) | T], Res). </text:p>
      <text:p text:style-name="Text_20_body">analize([object(Item, color(Color)), is, X | T], Res):- </text:p>
      <text:p text:style-name="Text_20_body">size(X), </text:p>
      <text:p text:style-name="Text_20_body">analize([object(Item, color(Color)), size(X) | T], Res). </text:p>
      <text:p text:style-name="Text_20_body">ТЕСТЫ: </text:p>
      <text:p text:style-name="Text_20_body">1 ?- ['/Users/LeGatto53/Desktop/Lab4.pl']. </text:p>
      <text:p text:style-name="Text_20_body">true. </text:p>
      <text:p text:style-name="Text_20_body">2 ?- analize([the, big, book, is, under, the, table], X). </text:p>
      <text:p text:style-name="Text_20_body">X = s(location(object(book, size(big)), under(table))) . </text:p>
      <text:p text:style-name="Text_20_body">3 ?- analize([the, red, book, is, on, the, table], X). </text:p>
      <text:p text:style-name="Text_20_body">X = s(location(object(book, color(red)), on(table))) . </text:p>
      <text:p text:style-name="Text_20_body">4 ?- analize([a, medium, lamp, is, on, the, table], X). </text:p>
      <text:p text:style-name="Text_20_body">X = s(location(object(lamp, size(medium)), on(table))) . </text:p>
      <text:p text:style-name="Text_20_body">5 ?- analize([the, little, pen, is, red], X). </text:p>
      <text:p text:style-name="Text_20_body">X = s(object(pen, size(little)), color(red)) . </text:p>
      <text:p text:style-name="Text_20_body">6 ?- analize([a, red, disk, is, behind, the, lamp], X). </text:p>
      <text:p text:style-name="Text_20_body">X = s(location(object(disk, color(red)), behind(lamp))) . </text:p>
      <text:p text:style-name="Text_20_body">7 ?- analize([the, little, bottle, is, blue], X). </text:p>
      <text:p text:style-name="Text_20_body">X = s(object(bottle, size(little)), color(blue)) . </text:p>
      <text:p text:style-name="Text_20_body">8 ?- analize([the, yellow, pen, is, in, a, bottle], X). </text:p>
      <text:p text:style-name="Text_20_body">X = s(location(object(pen, color(yellow)), in(bottle))) . </text:p>
      <text:p text:style-name="Text_20_body"><text:soft-page-break/>ВЫВОД: </text:p>
      <text:p text:style-name="Text_20_body">В ходе проделанной лабораторной работы я получил навык работы с методами анализа естественно-языковых текстов. Язык программирования Пролог – мощный инструмент для грамматического разбора предложений. Он предлагает совершенно иные возможности для написания программ, нежели популярные императивные и функциональные языки программирова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01:09:50.086139128</meta:creation-date>
    <dc:date>2018-12-22T01:12:06.968017284</dc:date>
    <meta:editing-duration>PT2M17S</meta:editing-duration>
    <meta:editing-cycles>1</meta:editing-cycles>
    <meta:document-statistic meta:table-count="0" meta:image-count="0" meta:object-count="0" meta:page-count="5" meta:paragraph-count="101" meta:word-count="508" meta:character-count="4163" meta:non-whitespace-character-count="3656"/>
    <meta:generator>LibreOffice/5.1.6.2$Linux_X86_64 LibreOffice_project/10m0$Build-2</meta:generator>
  </office:meta>
</office:document-meta>
</file>